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e0766" officeooo:paragraph-rsid="000e0766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2a30f" officeooo:paragraph-rsid="0012a30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54234" officeooo:paragraph-rsid="0015423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11553a" officeooo:paragraph-rsid="00142b70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12a30f" officeooo:paragraph-rsid="0012a30f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142b70" officeooo:paragraph-rsid="00142b70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e0766" officeooo:paragraph-rsid="000e0766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e0766" officeooo:paragraph-rsid="0012a30f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1553a" officeooo:paragraph-rsid="0011553a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underline-style="none" fo:font-weight="normal" officeooo:rsid="0012a30f" officeooo:paragraph-rsid="00142b70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underline-style="none" fo:font-weight="normal" officeooo:rsid="0012a30f" officeooo:paragraph-rsid="0012a30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2a30f" officeooo:paragraph-rsid="00142b7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2a30f" officeooo:paragraph-rsid="0012a30f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text-underline-style="none" fo:font-weight="normal" officeooo:rsid="00142b70" officeooo:paragraph-rsid="00142b7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142b70" officeooo:paragraph-rsid="00142b70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text-underline-style="none" officeooo:rsid="000e0766" officeooo:paragraph-rsid="000e0766"/>
    </style:style>
    <style:style style:name="P17" style:family="paragraph" style:parent-style-name="Standard">
      <style:text-properties fo:font-size="14pt" style:text-underline-style="none" fo:font-weight="bold" officeooo:rsid="0014b497" officeooo:paragraph-rsid="0014b497" style:font-size-asian="12.25pt" style:font-weight-asian="bold" style:font-size-complex="14pt" style:font-weight-complex="bold"/>
    </style:style>
    <style:style style:name="P18" style:family="paragraph" style:parent-style-name="Standard">
      <style:text-properties style:text-underline-style="none" fo:font-weight="normal" officeooo:rsid="000e0766" officeooo:paragraph-rsid="000e0766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2a30f" officeooo:paragraph-rsid="0012a30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142b70" officeooo:paragraph-rsid="0019cccb" style:font-weight-asian="normal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officeooo:rsid="000e0766" officeooo:paragraph-rsid="0019cccb"/>
    </style:style>
    <style:style style:name="P22" style:family="paragraph" style:parent-style-name="Standard">
      <style:text-properties style:text-underline-style="solid" style:text-underline-width="auto" style:text-underline-color="font-color" fo:font-weight="normal" officeooo:rsid="000e0766" officeooo:paragraph-rsid="0019cccb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12a30f"/>
    </style:style>
    <style:style style:name="T4" style:family="text">
      <style:text-properties style:text-underline-style="solid" style:text-underline-width="auto" style:text-underline-color="font-color" officeooo:rsid="0012a30f"/>
    </style:style>
    <style:style style:name="T5" style:family="text">
      <style:text-properties style:text-underline-style="solid" style:text-underline-width="auto" style:text-underline-color="font-color" officeooo:rsid="00142b70"/>
    </style:style>
    <style:style style:name="T6" style:family="text">
      <style:text-properties style:text-underline-style="solid" style:text-underline-width="auto" style:text-underline-color="font-color" officeooo:rsid="0019cccb"/>
    </style:style>
    <style:style style:name="T7" style:family="text">
      <style:text-properties officeooo:rsid="00142b70"/>
    </style:style>
    <style:style style:name="T8" style:family="text">
      <style:text-properties officeooo:rsid="00168347"/>
    </style:style>
    <style:style style:name="T9" style:family="text">
      <style:text-properties officeooo:rsid="0019cc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6"><text:span text:style-name="T4">Report – Kündigung </text:span><text:span text:style-name="T5">Arbeitnehmer</text:span><text:span text:style-name="T4">– Herr....</text:span></text:p>
      <text:p text:style-name="P1"/>
      <text:p text:style-name="P2">Allgemeine Informationen</text:p>
      <text:p text:style-name="P1"/>
      <text:p text:style-name="P21">Mandant:</text:p>
      <text:p text:style-name="P21"><text:span text:style-name="T2">Name: </text:span></text:p>
      <text:p text:style-name="P8">Geburtsdatum:</text:p>
      <text:p text:style-name="P8"><text:span text:style-name="T3">Anschrift</text:span>:</text:p>
      <text:p text:style-name="P7"/>
      <text:p text:style-name="P22"><text:span text:style-name="T7">Arbeitgeber</text:span>:</text:p>
      <text:p text:style-name="P22"><text:span text:style-name="T1">Name: </text:span></text:p>
      <text:p text:style-name="P19">Anschrift:</text:p>
      <text:p text:style-name="P7"/>
      <text:p text:style-name="P7"/>
      <text:p text:style-name="P7"/>
      <text:p text:style-name="P3">Informationen zum Sachverhalt</text:p>
      <text:p text:style-name="P5"/>
      <text:p text:style-name="P5">Informationen zum Mandanten:</text:p>
      <text:p text:style-name="P15"><text:tab/>Tätigkeitsbeschreibung:</text:p>
      <text:p text:style-name="P20"><text:tab/>Betriebszugehörigkeit:</text:p>
      <text:p text:style-name="P20"><text:tab/><text:span text:style-name="T9">Alter:</text:span></text:p>
      <text:p text:style-name="P20"><text:tab/><text:span text:style-name="T9">Behinderung:</text:span></text:p>
      <text:p text:style-name="P20"><text:tab/><text:span text:style-name="T9">Familiärer Hintergrund:</text:span></text:p>
      <text:p text:style-name="P14"/>
      <text:p text:style-name="P4"/>
      <text:p text:style-name="P4"><text:span text:style-name="T3">Informationen zum Arbeitsvertrag</text:span>:</text:p>
      <text:p text:style-name="P12"><text:tab/>Form des Arbeitsvertrages:</text:p>
      <text:p text:style-name="P12"><text:tab/>Datum des Vertragsschlusses:</text:p>
      <text:p text:style-name="P10"/>
      <text:p text:style-name="P5"/>
      <text:p text:style-name="P5">Informationen zur Kündigung</text:p>
      <text:p text:style-name="P13"><text:tab/>Form der Kündigung: </text:p>
      <text:p text:style-name="P13"><text:tab/>Datum der Kündigung:</text:p>
      <text:p text:style-name="P11"/>
      <text:p text:style-name="P6"/>
      <text:p text:style-name="P6">Informationen zum Arbeitgeber:</text:p>
      <text:p text:style-name="P15"><text:tab/>Betriebsgröße:</text:p>
      <text:p text:style-name="P9"/>
      <text:p text:style-name="P9"/>
      <text:p text:style-name="P9"/>
      <text:p text:style-name="P9"/>
      <text:p text:style-name="P9"/>
      <text:p text:style-name="P17">Anlagen <text:span text:style-name="T8">des Mandanten</text:span>:</text:p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Liberation Sans1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Liberation Sans1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5:16:59.469058327</meta:creation-date>
    <dc:date>2018-09-17T20:13:12.752821932</dc:date>
    <meta:editing-duration>PT14M5S</meta:editing-duration>
    <meta:editing-cycles>7</meta:editing-cycles>
    <meta:generator>LibreOffice/6.1.0.3$Linux_X86_64 LibreOffice_project/10$Build-3</meta:generator>
    <meta:document-statistic meta:table-count="0" meta:image-count="0" meta:object-count="0" meta:page-count="1" meta:paragraph-count="25" meta:word-count="50" meta:character-count="503" meta:non-whitespace-character-count="464"/>
  </office:meta>
</office:document-meta>
</file>